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fo:font-size="20pt" style:font-size-asian="20pt" style:font-size-complex="20pt"/>
    </style:style>
    <style:style style:name="P2" style:family="paragraph" style:parent-style-name="Heading_20_2">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margin-top="0in" fo:margin-bottom="0in" style:contextual-spacing="false"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margin-top="0in" fo:margin-bottom="0in" style:contextual-spacing="false" fo:text-align="justify" style:justify-single-word="false"/>
    </style:style>
    <style:style style:name="P8" style:family="paragraph" style:parent-style-name="Text_20_body" style:list-style-name="L2">
      <style:paragraph-properties fo:text-align="justify" style:justify-single-word="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ummary of Geocomputation and Geospatial Analysis Course</text:h>
      <text:p text:style-name="P4">This document contains meeting summaries from a geocomputation and geospatial analysis course held in April 2025, led primarily by Giuseppe and Saverio. The course followed a progressive structure focusing on Linux, Bash, and Python for geospatial data analysis.</text:p>
      <text:h text:style-name="P2" text:outline-level="2">Course Structure and Content</text:h>
      <text:p text:style-name="P4">The course began with an introduction to geocomputation emphasizing language interoperability in Linux environments. Giuseppe covered Bash terminal basics, explaining command syntax, file handling techniques, and Linux file naming conventions. Students learned how to work with large text files using Bash commands such as 'sort', 'grep', and 'awk', highlighting their efficiency compared to other programming languages.</text:p>
      <text:p text:style-name="P4">In subsequent sessions, the instructors covered GDAL commands for raster data operations, including 'gdalinfo', 'gdal_translate', and 'gdalwarp'. The importance of understanding data types and no-data values in digital image processing was emphasized, along with proper management of large datasets using virtual raster tiles (VRT).</text:p>
      <text:p text:style-name="P4">The course then progressed to Python, with Saverio leading sessions on Jupyter notebooks, NumPy arrays, and Pandas for data manipulation. Key topics included:</text:p>
      <text:list xml:id="list2546544883" text:style-name="L1">
        <text:list-item>
          <text:p text:style-name="P5">Data cleaning and processing techniques </text:p>
        </text:list-item>
        <text:list-item>
          <text:p text:style-name="P5">Importing data from various sources including Excel </text:p>
        </text:list-item>
        <text:list-item>
          <text:p text:style-name="P5">Data visualization using matplotlib and seaborn libraries </text:p>
        </text:list-item>
        <text:list-item>
          <text:p text:style-name="P5">Raster data manipulation with Rasterio </text:p>
        </text:list-item>
        <text:list-item>
          <text:p text:style-name="P6">Working with shapefiles and geopackages </text:p>
        </text:list-item>
      </text:list>
      <text:h text:style-name="P2" text:outline-level="2">Technical Skills Covered</text:h>
      <text:p text:style-name="P4">Throughout the course, students learned practical skills such as:</text:p>
      <text:list xml:id="list828503890" text:style-name="L2">
        <text:list-item>
          <text:p text:style-name="P7">File manipulation in Linux environments </text:p>
        </text:list-item>
        <text:list-item>
          <text:p text:style-name="P7">Processing large datasets efficiently </text:p>
        </text:list-item>
        <text:list-item>
          <text:p text:style-name="P7">Creating and modifying raster and vector datasets </text:p>
        </text:list-item>
        <text:list-item>
          <text:p text:style-name="P7">Extracting statistics from geographical data </text:p>
        </text:list-item>
        <text:list-item>
          <text:p text:style-name="P7">Data visualization and analysis techniques </text:p>
        </text:list-item>
        <text:list-item>
          <text:p text:style-name="P8">Integration between different geospatial tools and libraries </text:p>
        </text:list-item>
      </text:list>
      <text:h text:style-name="P2" text:outline-level="2">Student Interactions</text:h>
      <text:p text:style-name="P4">The summaries reveal active participation from students including Sofia, Luca, Chiara, and others who asked questions about specific applications to their projects. Common issues included accessing shared folders, file format conversions, and projection problems. Instructors encouraged students to practice with their own datasets and experiment with the code provided.</text:p>
      <text:h text:style-name="P2" text:outline-level="2"><text:soft-page-break/>Course Organization</text:h>
      <text:p text:style-name="P4">The course combined virtual sessions with plans for an in-person meeting in Lecce. Students were advised to prepare datasets and questions for practical application sessions. The importance of artificial intelligence tools like ChatGPT and GitHub Copilot for coding assistance was also highlighted. Course materials included video recordings, presentation PDFs, and practical examples provided through a syllabus page.</text:p>
      <text:p text:style-name="P4">The progression from command-line operations to sophisticated Python libraries demonstrated a comprehensive approach to geocomputation, emphasizing both computational efficiency and practical applications for geospatial analysi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iuseppe Amatulli</meta:initial-creator>
    <meta:creation-date>2025-04-15T10:03:38.939572360</meta:creation-date>
    <dc:date>2025-04-16T09:11:15.795868098</dc:date>
    <dc:creator>Giuseppe Amatulli</dc:creator>
    <meta:editing-duration>PT23H7M37S</meta:editing-duration>
    <meta:editing-cycles>1</meta:editing-cycles>
    <meta:document-statistic meta:table-count="0" meta:image-count="0" meta:object-count="0" meta:page-count="2" meta:paragraph-count="24" meta:word-count="392" meta:character-count="2918" meta:non-whitespace-character-count="2550"/>
    <meta:generator>LibreOffice/7.3.7.2$Linux_X86_64 LibreOffice_project/30$Build-2</meta:generator>
  </office:meta>
</office:document-meta>
</file>